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9923a" officeooo:paragraph-rsid="0009923a"/>
    </style:style>
    <style:style style:name="P2" style:family="paragraph" style:parent-style-name="Standard">
      <style:paragraph-properties fo:text-align="start" style:justify-single-word="false"/>
      <style:text-properties officeooo:rsid="0009923a" officeooo:paragraph-rsid="0009923a"/>
    </style:style>
    <style:style style:name="P3" style:family="paragraph" style:parent-style-name="Standard">
      <style:paragraph-properties fo:text-align="start" style:justify-single-word="false"/>
      <style:text-properties fo:font-weight="normal" officeooo:rsid="000f886b" officeooo:paragraph-rsid="000f886b" style:font-weight-asian="normal" style:font-weight-complex="normal"/>
    </style:style>
    <style:style style:name="P4" style:family="paragraph" style:parent-style-name="Standard">
      <style:paragraph-properties fo:text-align="start" style:justify-single-word="false"/>
      <style:text-properties officeooo:rsid="000f886b" officeooo:paragraph-rsid="000f886b"/>
    </style:style>
    <style:style style:name="P5" style:family="paragraph" style:parent-style-name="Standard">
      <style:paragraph-properties fo:text-align="start" style:justify-single-word="false"/>
      <style:text-properties fo:font-weight="bold" officeooo:rsid="0009923a" officeooo:paragraph-rsid="0009923a" style:font-weight-asian="bold" style:font-weight-complex="bold"/>
    </style:style>
    <style:style style:name="P6" style:family="paragraph" style:parent-style-name="Standard">
      <style:paragraph-properties fo:text-align="start" style:justify-single-word="false"/>
      <style:text-properties fo:color="#000000" style:font-name="Lucida Console" fo:font-size="9pt" fo:font-weight="normal" officeooo:rsid="0016da4c" officeooo:paragraph-rsid="0016da4c" fo:background-color="#ffffff" style:font-size-asian="9pt" style:font-weight-asian="normal" style:font-weight-complex="normal"/>
    </style:style>
    <style:style style:name="P7" style:family="paragraph" style:parent-style-name="Standard">
      <style:paragraph-properties fo:text-align="start" style:justify-single-word="false"/>
      <style:text-properties fo:font-weight="normal" officeooo:rsid="0013251b" officeooo:paragraph-rsid="0017d00e" style:font-weight-asian="normal" style:font-weight-complex="normal"/>
    </style:style>
    <style:style style:name="P8" style:family="paragraph" style:parent-style-name="Standard">
      <style:paragraph-properties fo:text-align="start" style:justify-single-word="false"/>
      <style:text-properties fo:font-weight="normal" officeooo:rsid="0013251b" officeooo:paragraph-rsid="002976a1" style:font-weight-asian="normal" style:font-weight-complex="normal"/>
    </style:style>
    <style:style style:name="P9" style:family="paragraph" style:parent-style-name="Standard">
      <style:paragraph-properties fo:text-align="start" style:justify-single-word="false"/>
      <style:text-properties fo:font-weight="normal" officeooo:rsid="00264f90" officeooo:paragraph-rsid="0017d00e" style:font-weight-asian="normal" style:font-weight-complex="normal"/>
    </style:style>
    <style:style style:name="P10" style:family="paragraph" style:parent-style-name="Standard">
      <style:paragraph-properties fo:text-align="start" style:justify-single-word="false"/>
      <style:text-properties fo:font-weight="normal" officeooo:rsid="00264f90" officeooo:paragraph-rsid="002976a1" style:font-weight-asian="normal" style:font-weight-complex="normal"/>
    </style:style>
    <style:style style:name="P11" style:family="paragraph" style:parent-style-name="Standard">
      <style:paragraph-properties fo:text-align="start" style:justify-single-word="false"/>
      <style:text-properties fo:font-weight="normal" officeooo:rsid="00264f90" officeooo:paragraph-rsid="002f64ac" style:font-weight-asian="normal" style:font-weight-complex="normal"/>
    </style:style>
    <style:style style:name="P12" style:family="paragraph" style:parent-style-name="Standard">
      <style:paragraph-properties fo:text-align="start" style:justify-single-word="false"/>
      <style:text-properties fo:font-weight="normal" officeooo:rsid="002976a1" officeooo:paragraph-rsid="002976a1" style:font-weight-asian="normal" style:font-weight-complex="normal"/>
    </style:style>
    <style:style style:name="P13" style:family="paragraph" style:parent-style-name="Standard">
      <style:paragraph-properties fo:text-align="start" style:justify-single-word="false"/>
      <style:text-properties fo:font-weight="normal" officeooo:rsid="000f886b" officeooo:paragraph-rsid="000f886b" style:font-weight-asian="normal" style:font-weight-complex="normal"/>
    </style:style>
    <style:style style:name="P14" style:family="paragraph" style:parent-style-name="Standard">
      <style:paragraph-properties fo:text-align="start" style:justify-single-word="false"/>
      <style:text-properties fo:font-weight="normal" officeooo:rsid="003593d5" officeooo:paragraph-rsid="0047e7ee" style:font-weight-asian="normal" style:font-weight-complex="normal"/>
    </style:style>
    <style:style style:name="P15" style:family="paragraph" style:parent-style-name="Standard">
      <style:paragraph-properties fo:text-align="start" style:justify-single-word="false"/>
      <style:text-properties officeooo:rsid="000f886b" officeooo:paragraph-rsid="000f886b"/>
    </style:style>
    <style:style style:name="P16" style:family="paragraph" style:parent-style-name="Standard">
      <style:paragraph-properties fo:text-align="start" style:justify-single-word="false"/>
      <style:text-properties fo:font-weight="bold" officeooo:rsid="001b362a" officeooo:paragraph-rsid="001b362a" style:font-weight-asian="bold" style:font-weight-complex="bold"/>
    </style:style>
    <style:style style:name="P17" style:family="paragraph" style:parent-style-name="Standard">
      <style:paragraph-properties fo:text-align="center" style:justify-single-word="false"/>
      <style:text-properties fo:font-weight="bold" officeooo:rsid="0025373f" officeooo:paragraph-rsid="0025373f" style:font-weight-asian="bold" style:font-weight-complex="bold"/>
    </style:style>
    <style:style style:name="P18" style:family="paragraph" style:parent-style-name="Standard">
      <style:paragraph-properties fo:text-align="start" style:justify-single-word="false"/>
      <style:text-properties fo:font-weight="bold" officeooo:rsid="002976a1" officeooo:paragraph-rsid="002976a1" style:font-weight-asian="bold" style:font-weight-complex="bold"/>
    </style:style>
    <style:style style:name="P19" style:family="paragraph" style:parent-style-name="Standard">
      <style:paragraph-properties fo:text-align="start" style:justify-single-word="false"/>
      <style:text-properties officeooo:rsid="0009923a" officeooo:paragraph-rsid="0009923a"/>
    </style:style>
    <style:style style:name="P20" style:family="paragraph" style:parent-style-name="Standard">
      <style:paragraph-properties fo:text-align="start" style:justify-single-word="false"/>
      <style:text-properties style:font-name="Liberation Mono" fo:font-size="8pt" fo:font-weight="normal" officeooo:rsid="003512be" officeooo:paragraph-rsid="003512be" style:font-size-asian="8pt" style:font-weight-asian="normal" style:font-size-complex="8pt" style:font-weight-complex="normal"/>
    </style:style>
    <style:style style:name="T1" style:family="text">
      <style:text-properties officeooo:rsid="0009923a"/>
    </style:style>
    <style:style style:name="T2" style:family="text">
      <style:text-properties officeooo:rsid="0016e9a5"/>
    </style:style>
    <style:style style:name="T3" style:family="text">
      <style:text-properties officeooo:rsid="0019ed0b"/>
    </style:style>
    <style:style style:name="T4" style:family="text">
      <style:text-properties officeooo:rsid="001b362a"/>
    </style:style>
    <style:style style:name="T5" style:family="text">
      <style:text-properties fo:font-weight="bold" officeooo:rsid="0020c55c" style:font-weight-asian="bold" style:font-weight-complex="bold"/>
    </style:style>
    <style:style style:name="T6" style:family="text">
      <style:text-properties fo:font-weight="bold" officeooo:rsid="00224ea0" style:font-weight-asian="bold" style:font-weight-complex="bold"/>
    </style:style>
    <style:style style:name="T7" style:family="text">
      <style:text-properties fo:font-weight="bold" officeooo:rsid="00453cc6" style:font-weight-asian="bold" style:font-weight-complex="bold"/>
    </style:style>
    <style:style style:name="T8" style:family="text">
      <style:text-properties officeooo:rsid="00277eba"/>
    </style:style>
    <style:style style:name="T9" style:family="text">
      <style:text-properties officeooo:rsid="002a2312"/>
    </style:style>
    <style:style style:name="T10" style:family="text">
      <style:text-properties officeooo:rsid="002c0459"/>
    </style:style>
    <style:style style:name="T11" style:family="text">
      <style:text-properties officeooo:rsid="002c09bb"/>
    </style:style>
    <style:style style:name="T12" style:family="text">
      <style:text-properties officeooo:rsid="002f64ac"/>
    </style:style>
    <style:style style:name="T13" style:family="text">
      <style:text-properties officeooo:rsid="002f6d31"/>
    </style:style>
    <style:style style:name="T14" style:family="text">
      <style:text-properties officeooo:rsid="00300f81"/>
    </style:style>
    <style:style style:name="T15" style:family="text">
      <style:text-properties officeooo:rsid="003723ad"/>
    </style:style>
    <style:style style:name="T16" style:family="text">
      <style:text-properties officeooo:rsid="00390c06"/>
    </style:style>
    <style:style style:name="T17" style:family="text">
      <style:text-properties officeooo:rsid="003ae837"/>
    </style:style>
    <style:style style:name="T18" style:family="text">
      <style:text-properties officeooo:rsid="003aeb17"/>
    </style:style>
    <style:style style:name="T19" style:family="text">
      <style:text-properties officeooo:rsid="00469f8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an Evans</text:p>
      <text:p text:style-name="P2">CS 6058 </text:p>
      <text:p text:style-name="P2">Data / Security and Privacy</text:p>
      <text:p text:style-name="P2">Spring 2018</text:p>
      <text:p text:style-name="P4">Project <text:span text:style-name="T2">2</text:span></text:p>
      <text:p text:style-name="P2"/>
      <text:p text:style-name="P17">Project 2: Symmetric-Key Encryption</text:p>
      <text:p text:style-name="P2"/>
      <text:p text:style-name="P18">Description</text:p>
      <text:p text:style-name="P8"/>
      <text:p text:style-name="P12">The <text:span text:style-name="T3">AES-256 symmetric-key encryption tool </text:span>has three major functions, including key generation, encryption, and decryption. <text:span text:style-name="T9">The encryption and decryption functions both support ECB and CBC modes.</text:span></text:p>
      <text:p text:style-name="P8"/>
      <text:p text:style-name="P10">The <text:span text:style-name="T8">k</text:span>eygen functionality outputs a random sequence of <text:span text:style-name="T8">256 bits </text:span>in binary format to an output file.</text:p>
      <text:p text:style-name="P10"/>
      <text:p text:style-name="P10">The AES-256 CBC encryption function <text:span text:style-name="T11">ingests plaintext data from an input file, and a 256-bit key in binary format from a key file, and </text:span>outputs a <text:span text:style-name="T13">random</text:span> <text:span text:style-name="T14">128-bit </text:span>IV and ciphertext <text:span text:style-name="T13">data in binary format</text:span> to an output file. <text:span text:style-name="T10">The corresponding decryption function ingests a 128-bit IV and ciphertext in binary format from an input file, and a 256-bit key in binary format from a key file, and outputs the plaintext to an output file.</text:span></text:p>
      <text:p text:style-name="P10"/>
      <text:p text:style-name="P11">The AES-256 <text:span text:style-name="T12">ECB </text:span>encryption function <text:span text:style-name="T11">ingests plaintext data from an input file, and a 256-bit key in binary format from a key file, and </text:span>outputs <text:span text:style-name="T12">the </text:span>ciphertext <text:span text:style-name="T9">in binary format</text:span> to an output file. <text:span text:style-name="T10">The corresponding decryption function ingests ciphertext data in binary format from an input file, and a 256-bit key in binary format from a key file, and outputs the plaintext to an output file.</text:span></text:p>
      <text:p text:style-name="P2"/>
      <text:p text:style-name="P16">Implementation Details</text:p>
      <text:p text:style-name="P5"/>
      <text:p text:style-name="P7">The <text:span text:style-name="T3">AES-256 symmetric-key encryption tool </text:span>was implemented using C++, and uses the C++ Standard Library and Standard Template Library (STL), <text:span text:style-name="T3">OpenSSL, </text:span>and Boost Libraries. <text:span text:style-name="T4">Boost’s lexical cast was used to convert a string representation of a number to a native integer type. OpenSSL was used to perform AES-256 encryption and decryption. The key generation functionality was implemented using the C++ Standard Library’s random number generator device and uniform integer distribution filter to generate a sequence of 256 random bits. The build system for the tool was implemented using CMake. The tool was built and tested on a Windows 10 x64 system in the Cygwin x64 environment. </text:span></text:p>
      <text:p text:style-name="P9"/>
      <text:p text:style-name="P4"><text:span text:style-name="T5">Comparison of Running Time </text:span><text:span text:style-name="T7">B</text:span><text:span text:style-name="T6">etween </text:span><text:span text:style-name="T5">AES-256 in ECB and CBC Modes</text:span></text:p>
      <text:p text:style-name="P3"/>
      <text:p text:style-name="P14">Test data from runs of the test program are included in the table below. From this test data we can draw some conclusions. First, <text:span text:style-name="T17">we can see that </text:span>CBC encryption performs only slightly worse than ECB when a fixed or predefined IV is used. <text:span text:style-name="T18">We can also see that, on average, decryption and encryption operations of the same mode perform fairly similarly.</text:span> </text:p>
      <text:p text:style-name="P14"/>
      <text:p text:style-name="P14"><text:soft-page-break/>However, when a <text:span text:style-name="T15">random 128-bit</text:span> IV is generated for each plaintext, the performance of CBC falls off significantly. <text:span text:style-name="T16">This shows us that CBC mode performs similarly, if slightly worse than, ECB mode with a predefined IV, meaning that precalculating a random IV may be a method of reducing latency when ECB mode is used. Additional testing is required in order to determine the source of the additional latency. Likely sources of latency may include additional overhead in generating random numbers, repeated memory allocation for the randomized IV, and differences in CPU caching and branch prediction performance depending upon a fixed or randomized IV.</text:span></text:p>
      <text:p text:style-name="P3"/>
      <text:p text:style-name="P20"><text:s text:c="18"/>| ECB <text:s text:c="7"/>| ECB <text:s text:c="7"/>| CBC STATIC IV | CBC STATIC IV | CBC <text:s text:c="7"/>| CBC<text:line-break/> <text:s text:c="17"/>| ENCRYPTION | DECRYPTION | ENCRYPTION <text:s text:c="3"/>| DECRYPTION <text:s text:c="3"/>| ENCRYPTION | <text:span text:style-name="T19">DECRYPTION</text:span><text:line-break/>------------------|------------|------------|---------------|---------------|------------|------------<text:line-break/>ITERATIONS <text:s text:c="7"/>| 5000 <text:s text:c="6"/>| 5000 <text:s text:c="6"/>| 5000 <text:s text:c="9"/>| 5000 <text:s text:c="9"/>| 5000 <text:s text:c="6"/>| 5000<text:line-break/>MIN RUN TIME <text:s text:c="5"/>| 200 ns <text:s text:c="4"/>| 200 ns <text:s text:c="4"/>| 500 ns <text:s text:c="7"/>| 200 ns <text:s text:c="7"/>| 30100 ns <text:s text:c="2"/>| 29800 ns<text:line-break/>MAX RUN TIME <text:s text:c="5"/>| 29900 ns <text:s text:c="2"/>| 3400 ns <text:s text:c="3"/>| 3900 ns <text:s text:c="6"/>| 2600 ns <text:s text:c="6"/>| 53000 ns <text:s text:c="2"/>| 57400 ns<text:line-break/>MEAN RUN TIME <text:s text:c="4"/>| 537 ns <text:s text:c="4"/>| 557 ns <text:s text:c="4"/>| 761 ns <text:s text:c="7"/>| 579 ns <text:s text:c="7"/>| 31565 ns <text:s text:c="2"/>| 32266 ns<text:line-break/>RUN TIME VARIANCE | 2400 ns <text:s text:c="3"/>| 4600 ns <text:s text:c="3"/>| 3400 ns <text:s text:c="6"/>| 600 ns <text:s text:c="7"/>| 1800 ns <text:s text:c="3"/>| 6600 ns<text:line-break/>MEDIAN RUN TIME <text:s text:c="2"/>| 600 ns <text:s text:c="4"/>| 600 ns <text:s text:c="4"/>| 800 ns <text:s text:c="7"/>| 600 ns <text:s text:c="7"/>| 30800 ns <text:s text:c="2"/>| 32400 ns<text:line-break/></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9923a" officeooo:paragraph-rsid="0009923a"/>
    </style:style>
    <style:style style:name="MT1" style:family="text">
      <style:text-properties officeooo:rsid="0009923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Evans</text:p>
      </style:header>
      <style:footer>
        <text:p text:style-name="Footer"><text:span text:style-name="MT1">Evans </text:span><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05:55:59.536000000</meta:creation-date>
    <dc:date>2018-03-08T09:34:48.283000000</dc:date>
    <meta:editing-duration>P4DT29M2S</meta:editing-duration>
    <meta:editing-cycles>65</meta:editing-cycles>
    <meta:generator>LibreOffice/5.3.5.2$Windows_X86_64 LibreOffice_project/50d9bf2b0a79cdb85a3814b592608037a682059d</meta:generator>
    <meta:document-statistic meta:table-count="0" meta:image-count="0" meta:object-count="0" meta:page-count="2" meta:paragraph-count="19" meta:word-count="643" meta:character-count="3892" meta:non-whitespace-character-count="3035"/>
  </office:meta>
</office:document-meta>
</file>